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lucida console', 'andale mono', 'bitstream vera sans mono', 'courier new', Courier"/>
    <style:font-face style:name="Consolas1" svg:font-family="Consolas, 'lucida console', 'andale mono', 'bitstream vera sans mono', 'courier new', Courier, monospace"/>
    <style:font-face style:name="Liberation Mono" svg:font-family="'Liberation Mono'" style:font-family-generic="modern" style:font-pitch="fixed"/>
    <style:font-face style:name="Liberation Serif" svg:font-family="'Liberation Serif'" style:font-family-generic="roman" style:font-pitch="variable"/>
    <style:font-face style:name="MathJax Main" svg:font-family="'MathJax Main'"/>
    <style:font-face style:name="MathJax Math-italic" svg:font-family="'MathJax Math-italic'"/>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helvetica neue" svg:font-family="'helvetica neue', Helvetica, Arial, sans-serif"/>
  </office:font-face-decls>
  <office:automatic-styles>
    <style:style style:name="P1" style:family="paragraph" style:parent-style-name="Preformatted_20_Text">
      <loext:graphic-properties draw:fill="solid" draw:fill-color="#efefef" draw:opacity="100%"/>
      <style:paragraph-properties fo:margin-left="0cm" fo:margin-right="0cm" fo:margin-top="0cm" fo:margin-bottom="0cm" style:contextual-spacing="false" fo:orphans="2" fo:widows="2" fo:text-indent="0cm" style:auto-text-indent="false" fo:background-color="#efefef"/>
      <style:text-properties fo:font-variant="normal" fo:text-transform="none" fo:color="#880000" loext:opacity="100%" style:font-name="Consolas1" fo:font-size="7.19999980926514pt" fo:letter-spacing="normal" fo:font-style="normal" fo:font-weight="normal" fo:background-color="#e0e0e0" loext:padding="0cm" loext:border="none"/>
    </style:style>
    <style:style style:name="P2" style:family="paragraph" style:parent-style-name="Preformatted_20_Text">
      <loext:graphic-properties draw:fill="solid" draw:fill-color="#efefef" draw:opacity="100%"/>
      <style:paragraph-properties fo:margin-left="0cm" fo:margin-right="0cm" fo:margin-top="0cm" fo:margin-bottom="0cm" style:contextual-spacing="false" fo:orphans="2" fo:widows="2" fo:text-indent="0cm" style:auto-text-indent="false" fo:background-color="#efefef"/>
      <style:text-properties fo:font-variant="normal" fo:text-transform="none" fo:color="#880000" loext:opacity="100%" style:font-name="Consolas1" fo:font-size="7.19999980926514pt" fo:letter-spacing="normal" fo:font-style="normal" fo:font-weight="normal" loext:padding="0.049cm" loext:border="0.06pt solid #888888"/>
    </style:style>
    <style:style style:name="P3" style:family="paragraph" style:parent-style-name="Preformatted_20_Text">
      <loext:graphic-properties draw:fill="solid" draw:fill-color="#efefef" draw:opacity="100%"/>
      <style:paragraph-properties fo:margin-top="0cm" fo:margin-bottom="0cm" style:contextual-spacing="false" fo:orphans="2" fo:widows="2" fo:background-color="#efefef"/>
      <style:text-properties fo:font-variant="normal" fo:text-transform="none" fo:color="#880000" loext:opacity="100%" style:font-name="Consolas1" fo:font-size="7.19999980926514pt" fo:letter-spacing="normal" fo:font-style="normal" fo:font-weight="normal" loext:padding="0.049cm" loext:border="0.06pt solid #888888"/>
    </style:style>
    <style:style style:name="P4" style:family="paragraph" style:parent-style-name="Preformatted_20_Text">
      <loext:graphic-properties draw:fill="solid" draw:fill-color="#efefef" draw:opacity="100%"/>
      <style:paragraph-properties fo:margin-left="0cm" fo:margin-right="0cm" fo:margin-top="0cm" fo:margin-bottom="0cm" style:contextual-spacing="false" fo:orphans="2" fo:widows="2" fo:text-indent="0cm" style:auto-text-indent="false" fo:background-color="#efefef"/>
      <style:text-properties fo:font-variant="normal" fo:text-transform="none" fo:color="#880000" loext:opacity="100%" style:font-name="Consolas1" fo:font-size="7.19999980926514pt" fo:letter-spacing="normal" fo:font-style="normal" fo:font-weight="normal" loext:padding="0cm" loext:border="none"/>
    </style:style>
    <style:style style:name="P5"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222222" loext:opacity="100%" style:font-name="helvetica neue" fo:font-size="12.6000003814697pt" fo:letter-spacing="normal" fo:font-style="normal" fo:font-weight="normal" loext:padding="0cm" loext:border="none"/>
    </style:style>
    <style:style style:name="P6"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222222" loext:opacity="100%" style:font-name="helvetica neue" fo:font-size="8.39999961853027pt" fo:letter-spacing="normal" fo:font-style="normal" fo:font-weight="normal" loext:padding="0cm" loext:border="none"/>
    </style:style>
    <style:style style:name="P7" style:family="paragraph" style:parent-style-name="Standard">
      <style:paragraph-properties fo:margin-top="0cm" fo:margin-bottom="0cm" style:contextual-spacing="false" fo:text-align="center" style:justify-single-word="false" fo:orphans="2" fo:widows="2"/>
      <style:text-properties fo:font-variant="normal" fo:text-transform="none" fo:color="#222222" loext:opacity="100%" style:font-name="helvetica neue" fo:font-size="8.39999961853027pt" fo:letter-spacing="normal" fo:font-style="normal" fo:font-weight="normal" loext:padding="0cm" loext:border="none"/>
    </style:style>
    <style:style style:name="P8" style:family="paragraph" style:parent-style-name="Standard">
      <style:paragraph-properties fo:margin-top="0cm" fo:margin-bottom="0.499cm" style:contextual-spacing="false" fo:text-align="center" style:justify-single-word="false" fo:orphans="2" fo:widows="2"/>
      <style:text-properties fo:font-variant="normal" fo:text-transform="none" fo:color="#222222" loext:opacity="100%" style:font-name="helvetica neue" fo:font-size="8.39999961853027pt" fo:letter-spacing="normal" fo:font-style="normal" fo:font-weight="normal" loext:padding="0cm" loext:border="none"/>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22222" loext:opacity="100%" style:font-name="helvetica neue" fo:font-size="8.39999961853027pt" fo:letter-spacing="normal" fo:font-style="normal" fo:font-weight="normal" loext:padding="0cm" loext:border="none"/>
    </style:style>
    <style:style style:name="P10"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22222" loext:opacity="100%" style:font-name="helvetica neue" fo:font-size="8.39999961853027pt" fo:letter-spacing="normal" fo:font-style="normal" fo:font-weight="normal" loext:padding="0cm" loext:border="none"/>
    </style:style>
    <style:style style:name="P11" style:family="paragraph" style:parent-style-name="Text_20_body" style:list-style-name="L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22222" loext:opacity="100%" style:font-name="helvetica neue" fo:font-size="8.39999961853027pt" fo:letter-spacing="normal" fo:font-style="normal" fo:font-weight="normal" loext:padding="0cm" loext:border="none"/>
    </style:style>
    <style:style style:name="P1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222222" loext:opacity="100%" style:font-name="helvetica neue" fo:font-size="8.39999961853027pt" fo:letter-spacing="normal" fo:font-style="normal" fo:font-weight="normal" loext:padding="0cm" loext:border="none"/>
    </style:style>
    <style:style style:name="P13"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22222" loext:opacity="100%" style:font-name="helvetica neue" fo:font-size="8.39999961853027pt" fo:letter-spacing="normal" fo:font-style="normal" fo:font-weight="bold" loext:padding="0cm" loext:border="none"/>
    </style:style>
    <style:style style:name="P1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22222" loext:opacity="100%" style:font-name="helvetica neue" fo:font-size="9.60000038146973pt" fo:letter-spacing="normal" fo:font-style="normal" fo:font-weight="bold" loext:padding="0cm" loext:border="none"/>
    </style:style>
    <style:style style:name="P15" style:family="paragraph" style:parent-style-name="Text_20_body">
      <style:paragraph-properties fo:margin-left="0cm" fo:margin-right="0cm" fo:margin-top="0cm" fo:margin-bottom="0cm" style:contextual-spacing="false" fo:orphans="2" fo:widows="2" fo:text-indent="0cm" style:auto-text-indent="false"/>
      <style:text-properties fo:text-transform="lowercase" fo:color="#222222" loext:opacity="100%" style:font-name="Consolas" fo:letter-spacing="normal" fo:font-style="normal" fo:font-weight="bold" loext:padding-left="0cm" loext:padding-right="0cm" loext:padding-top="0cm" loext:padding-bottom="0.049cm" loext:border-left="none" loext:border-right="none" loext:border-top="none" loext:border-bottom="0.06pt solid #888888"/>
    </style:style>
    <style:style style:name="P16" style:family="paragraph" style:parent-style-name="Text_20_body">
      <style:paragraph-properties fo:margin-left="0.021cm" fo:margin-right="0.021cm" fo:margin-top="0.021cm" fo:margin-bottom="0.021cm" style:contextual-spacing="false" fo:line-height="110%" fo:orphans="2" fo:widows="2" fo:text-indent="0cm" style:auto-text-indent="false"/>
      <style:text-properties fo:color="#888888" loext:opacity="100%" loext:padding="0.064cm" loext:border="0.06pt solid #b9b9b9"/>
    </style:style>
    <style:style style:name="T1" style:family="text">
      <style:text-properties fo:color="#000000" loext:opacity="100%" style:text-line-through-style="none" style:text-line-through-type="none" style:font-name="MathJax Math-italic" fo:font-size="9.60000038146973pt" style:text-underline-style="none" style:text-blinking="false"/>
    </style:style>
    <style:style style:name="T2" style:family="text">
      <style:text-properties fo:color="#000000" loext:opacity="100%" style:text-line-through-style="none" style:text-line-through-type="none" style:font-name="MathJax Math-italic" fo:font-size="6.59999990463257pt" style:text-underline-style="none" style:text-blinking="false"/>
    </style:style>
    <style:style style:name="T3" style:family="text">
      <style:text-properties fo:color="#000000" loext:opacity="100%" style:text-line-through-style="none" style:text-line-through-type="none" style:text-underline-style="none" style:text-blinking="false"/>
    </style:style>
    <style:style style:name="T4" style:family="text">
      <style:text-properties fo:color="#000000" loext:opacity="100%" style:text-line-through-style="none" style:text-line-through-type="none" fo:font-size="9.60000038146973pt" style:text-underline-style="none" style:text-blinking="false"/>
    </style:style>
    <style:style style:name="T5" style:family="text">
      <style:text-properties fo:color="#000000" loext:opacity="100%" style:text-line-through-style="none" style:text-line-through-type="none" style:font-name="MathJax Main" fo:font-size="9.60000038146973pt" style:text-underline-style="none" style:text-blinking="false"/>
    </style:style>
    <style:style style:name="T6" style:family="text">
      <style:text-properties fo:color="#000000" loext:opacity="100%" style:text-line-through-style="none" style:text-line-through-type="none" style:font-name="MathJax Main" fo:font-size="6.59999990463257pt" style:text-underline-style="none" style:text-blinking="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Goals of Victory</text:p>
      <text:p text:style-name="P6">time limit per test</text:p>
      <text:p text:style-name="P7">1 second</text:p>
      <text:p text:style-name="P6">memory limit per test</text:p>
      <text:p text:style-name="P7">256 megabytes</text:p>
      <text:p text:style-name="P6">input</text:p>
      <text:p text:style-name="P7">standard input</text:p>
      <text:p text:style-name="P6">output</text:p>
      <text:p text:style-name="P8">standard output</text:p>
      <text:p text:style-name="P9">There are <text:bookmark text:name="MathJax-Element-1-Frame"/><text:bookmark text:name="MathJax-Span-1"/><text:bookmark text:name="MathJax-Span-2"/><text:bookmark text:name="MathJax-Span-3"/><text:span text:style-name="T1">n</text:span><text:span text:style-name="T3">�</text:span> teams in a football tournament. Each pair of teams match up once. After every match, Pak Chanek receives two integers as the result of the match, the number of goals the two teams score during the match. The efficiency of a team is equal to the total number of goals the team scores in each of its matches minus the total number of goals scored by the opponent in each of its matches.</text:p>
      <text:p text:style-name="P9">After the tournament ends, Pak Dengklek counts the efficiency of every team. Turns out that he forgot about the efficiency of one of the teams. Given the efficiency of <text:bookmark text:name="MathJax-Element-2-Frame"/><text:bookmark text:name="MathJax-Span-4"/><text:bookmark text:name="MathJax-Span-5"/><text:bookmark text:name="MathJax-Span-6"/><text:span text:style-name="T1">n</text:span><text:bookmark text:name="MathJax-Span-7"/><text:span text:style-name="T4">−</text:span><text:bookmark text:name="MathJax-Span-8"/><text:span text:style-name="T5">1</text:span><text:span text:style-name="T3">�−1</text:span> teams <text:bookmark text:name="MathJax-Element-3-Frame"/><text:bookmark text:name="MathJax-Span-9"/><text:bookmark text:name="MathJax-Span-10"/><text:bookmark text:name="MathJax-Span-11"/><text:bookmark text:name="MathJax-Span-12"/><text:span text:style-name="T1">a</text:span><text:bookmark text:name="MathJax-Span-13"/><text:span text:style-name="T6">1</text:span><text:bookmark text:name="MathJax-Span-14"/><text:span text:style-name="T5">,</text:span><text:bookmark text:name="MathJax-Span-15"/><text:bookmark text:name="MathJax-Span-16"/><text:span text:style-name="T1">a</text:span><text:bookmark text:name="MathJax-Span-17"/><text:span text:style-name="T6">2</text:span><text:bookmark text:name="MathJax-Span-18"/><text:span text:style-name="T5">,</text:span><text:bookmark text:name="MathJax-Span-19"/><text:bookmark text:name="MathJax-Span-20"/><text:span text:style-name="T1">a</text:span><text:bookmark text:name="MathJax-Span-21"/><text:span text:style-name="T6">3</text:span><text:bookmark text:name="MathJax-Span-22"/><text:span text:style-name="T5">,</text:span><text:bookmark text:name="MathJax-Span-23"/><text:span text:style-name="T4">…</text:span><text:bookmark text:name="MathJax-Span-24"/><text:span text:style-name="T5">,</text:span><text:bookmark text:name="MathJax-Span-25"/><text:bookmark text:name="MathJax-Span-26"/><text:span text:style-name="T1">a</text:span><text:bookmark text:name="MathJax-Span-27"/><text:bookmark text:name="MathJax-Span-28"/><text:bookmark text:name="MathJax-Span-29"/><text:span text:style-name="T2">n</text:span><text:bookmark text:name="MathJax-Span-30"/><text:span text:style-name="T4">−</text:span><text:bookmark text:name="MathJax-Span-31"/><text:span text:style-name="T6">1</text:span><text:span text:style-name="T3">�1,�2,�3,…,��−1</text:span>. What is the efficiency of the missing team? It can be shown that the efficiency of the missing team can be uniquely determined.</text:p>
      <text:p text:style-name="P14">Input</text:p>
      <text:p text:style-name="P9">Each test contains multiple test cases. The first line contains an integer <text:bookmark text:name="MathJax-Element-4-Frame"/><text:bookmark text:name="MathJax-Span-32"/><text:bookmark text:name="MathJax-Span-33"/><text:bookmark text:name="MathJax-Span-34"/><text:span text:style-name="T1">t</text:span><text:span text:style-name="T3">�</text:span> (<text:bookmark text:name="MathJax-Element-5-Frame"/><text:bookmark text:name="MathJax-Span-35"/><text:bookmark text:name="MathJax-Span-36"/><text:bookmark text:name="MathJax-Span-37"/><text:span text:style-name="T5">1</text:span><text:bookmark text:name="MathJax-Span-38"/><text:span text:style-name="T4">≤</text:span><text:bookmark text:name="MathJax-Span-39"/><text:span text:style-name="T1">t</text:span><text:bookmark text:name="MathJax-Span-40"/><text:span text:style-name="T4">≤</text:span><text:bookmark text:name="MathJax-Span-41"/><text:span text:style-name="T5">500</text:span><text:span text:style-name="T3">1≤�≤500</text:span>) — the number of test cases. The following lines contain the description of each test case.</text:p>
      <text:p text:style-name="P9">The first line contains a single integer <text:bookmark text:name="MathJax-Element-6-Frame"/><text:bookmark text:name="MathJax-Span-42"/><text:bookmark text:name="MathJax-Span-43"/><text:bookmark text:name="MathJax-Span-44"/><text:span text:style-name="T1">n</text:span><text:span text:style-name="T3">�</text:span> (<text:bookmark text:name="MathJax-Element-7-Frame"/><text:bookmark text:name="MathJax-Span-45"/><text:bookmark text:name="MathJax-Span-46"/><text:bookmark text:name="MathJax-Span-47"/><text:span text:style-name="T5">2</text:span><text:bookmark text:name="MathJax-Span-48"/><text:span text:style-name="T4">≤</text:span><text:bookmark text:name="MathJax-Span-49"/><text:span text:style-name="T1">n</text:span><text:bookmark text:name="MathJax-Span-50"/><text:span text:style-name="T4">≤</text:span><text:bookmark text:name="MathJax-Span-51"/><text:span text:style-name="T5">100</text:span><text:span text:style-name="T3">2≤�≤100</text:span>) — the number of teams.</text:p>
      <text:p text:style-name="P9">The second line contains <text:bookmark text:name="MathJax-Element-8-Frame"/><text:bookmark text:name="MathJax-Span-52"/><text:bookmark text:name="MathJax-Span-53"/><text:bookmark text:name="MathJax-Span-54"/><text:span text:style-name="T1">n</text:span><text:bookmark text:name="MathJax-Span-55"/><text:span text:style-name="T4">−</text:span><text:bookmark text:name="MathJax-Span-56"/><text:span text:style-name="T5">1</text:span><text:span text:style-name="T3">�−1</text:span> integers <text:bookmark text:name="MathJax-Element-9-Frame"/><text:bookmark text:name="MathJax-Span-57"/><text:bookmark text:name="MathJax-Span-58"/><text:bookmark text:name="MathJax-Span-59"/><text:bookmark text:name="MathJax-Span-60"/><text:span text:style-name="T1">a</text:span><text:bookmark text:name="MathJax-Span-61"/><text:span text:style-name="T6">1</text:span><text:bookmark text:name="MathJax-Span-62"/><text:span text:style-name="T5">,</text:span><text:bookmark text:name="MathJax-Span-63"/><text:bookmark text:name="MathJax-Span-64"/><text:span text:style-name="T1">a</text:span><text:bookmark text:name="MathJax-Span-65"/><text:span text:style-name="T6">2</text:span><text:bookmark text:name="MathJax-Span-66"/><text:span text:style-name="T5">,</text:span><text:bookmark text:name="MathJax-Span-67"/><text:bookmark text:name="MathJax-Span-68"/><text:span text:style-name="T1">a</text:span><text:bookmark text:name="MathJax-Span-69"/><text:span text:style-name="T6">3</text:span><text:bookmark text:name="MathJax-Span-70"/><text:span text:style-name="T5">,</text:span><text:bookmark text:name="MathJax-Span-71"/><text:span text:style-name="T4">…</text:span><text:bookmark text:name="MathJax-Span-72"/><text:span text:style-name="T5">,</text:span><text:bookmark text:name="MathJax-Span-73"/><text:bookmark text:name="MathJax-Span-74"/><text:span text:style-name="T1">a</text:span><text:bookmark text:name="MathJax-Span-75"/><text:bookmark text:name="MathJax-Span-76"/><text:bookmark text:name="MathJax-Span-77"/><text:span text:style-name="T2">n</text:span><text:bookmark text:name="MathJax-Span-78"/><text:span text:style-name="T4">−</text:span><text:bookmark text:name="MathJax-Span-79"/><text:span text:style-name="T6">1</text:span><text:span text:style-name="T3">�1,�2,�3,…,��−1</text:span> (<text:bookmark text:name="MathJax-Element-10-Frame"/><text:bookmark text:name="MathJax-Span-80"/><text:bookmark text:name="MathJax-Span-81"/><text:bookmark text:name="MathJax-Span-82"/><text:span text:style-name="T3">−</text:span><text:bookmark text:name="MathJax-Span-83"/><text:span text:style-name="T5">100</text:span><text:bookmark text:name="MathJax-Span-84"/><text:span text:style-name="T4">≤</text:span><text:bookmark text:name="MathJax-Span-85"/><text:bookmark text:name="MathJax-Span-86"/><text:span text:style-name="T1">a</text:span><text:bookmark text:name="MathJax-Span-87"/><text:span text:style-name="T2">i</text:span><text:bookmark text:name="MathJax-Span-88"/><text:span text:style-name="T4">≤</text:span><text:bookmark text:name="MathJax-Span-89"/><text:span text:style-name="T5">100</text:span><text:span text:style-name="T3">−100≤��≤100</text:span>) — the efficiency of <text:bookmark text:name="MathJax-Element-11-Frame"/><text:bookmark text:name="MathJax-Span-90"/><text:bookmark text:name="MathJax-Span-91"/><text:bookmark text:name="MathJax-Span-92"/><text:span text:style-name="T1">n</text:span><text:bookmark text:name="MathJax-Span-93"/><text:span text:style-name="T4">−</text:span><text:bookmark text:name="MathJax-Span-94"/><text:span text:style-name="T5">1</text:span><text:span text:style-name="T3">�−1</text:span> teams.</text:p>
      <text:p text:style-name="P14">Output</text:p>
      <text:p text:style-name="P12">For each test case, output a line containing an integer representing the efficiency of the missing team.</text:p>
      <text:p text:style-name="P13">Example</text:p>
      <text:p text:style-name="P15">input</text:p>
      <text:section text:style-name="Sect1" text:name="id002625154542216497">
        <text:p text:style-name="P16">Copy</text:p>
      </text:section>
      <text:p text:style-name="P1"><text:bookmark text:name="id007309118523328144"/>2</text:p>
      <text:p text:style-name="P4">4</text:p>
      <text:p text:style-name="P4">3 -4 5</text:p>
      <text:p text:style-name="P1">11</text:p>
      <text:p text:style-name="P1">-30 12 -57 7 0 -81 -68 41 -89 0</text:p>
      <text:p text:style-name="P15">output</text:p>
      <text:section text:style-name="Sect1" text:name="id0007167413726816796">
        <text:p text:style-name="P16">Copy</text:p>
      </text:section>
      <text:p text:style-name="P2"><text:bookmark text:name="id0042446191073538353"/>-4</text:p>
      <text:p text:style-name="P3">265</text:p>
      <text:p text:style-name="P14">Note</text:p>
      <text:p text:style-name="P12">In the first test case, below is a possible tournament result:</text:p>
      <text:list xml:id="list4130659956" text:style-name="L1">
        <text:list-item>
          <text:p text:style-name="P10">Team <text:bookmark text:name="MathJax-Element-12-Frame"/><text:bookmark text:name="MathJax-Span-95"/><text:bookmark text:name="MathJax-Span-96"/><text:bookmark text:name="MathJax-Span-97"/><text:span text:style-name="T5">1</text:span><text:span text:style-name="T3">1</text:span> vs. Team <text:bookmark text:name="MathJax-Element-13-Frame"/><text:bookmark text:name="MathJax-Span-98"/><text:bookmark text:name="MathJax-Span-99"/><text:bookmark text:name="MathJax-Span-100"/><text:span text:style-name="T5">2</text:span><text:span text:style-name="T3">2</text:span>: <text:bookmark text:name="MathJax-Element-14-Frame"/><text:bookmark text:name="MathJax-Span-101"/><text:bookmark text:name="MathJax-Span-102"/><text:bookmark text:name="MathJax-Span-103"/><text:span text:style-name="T5">1</text:span><text:bookmark text:name="MathJax-Span-104"/><text:span text:style-name="T4">−</text:span><text:bookmark text:name="MathJax-Span-105"/><text:span text:style-name="T5">2</text:span><text:span text:style-name="T3">1−2</text:span></text:p>
        </text:list-item>
        <text:list-item>
          <text:p text:style-name="P10">Team <text:bookmark text:name="MathJax-Element-15-Frame"/><text:bookmark text:name="MathJax-Span-106"/><text:bookmark text:name="MathJax-Span-107"/><text:bookmark text:name="MathJax-Span-108"/><text:span text:style-name="T5">1</text:span><text:span text:style-name="T3">1</text:span> vs. Team <text:bookmark text:name="MathJax-Element-16-Frame"/><text:bookmark text:name="MathJax-Span-109"/><text:bookmark text:name="MathJax-Span-110"/><text:bookmark text:name="MathJax-Span-111"/><text:span text:style-name="T5">3</text:span><text:span text:style-name="T3">3</text:span>: <text:bookmark text:name="MathJax-Element-17-Frame"/><text:bookmark text:name="MathJax-Span-112"/><text:bookmark text:name="MathJax-Span-113"/><text:bookmark text:name="MathJax-Span-114"/><text:span text:style-name="T5">3</text:span><text:bookmark text:name="MathJax-Span-115"/><text:span text:style-name="T4">−</text:span><text:bookmark text:name="MathJax-Span-116"/><text:span text:style-name="T5">0</text:span><text:span text:style-name="T3">3−0</text:span></text:p>
        </text:list-item>
        <text:list-item>
          <text:p text:style-name="P10">Team <text:bookmark text:name="MathJax-Element-18-Frame"/><text:bookmark text:name="MathJax-Span-117"/><text:bookmark text:name="MathJax-Span-118"/><text:bookmark text:name="MathJax-Span-119"/><text:span text:style-name="T5">1</text:span><text:span text:style-name="T3">1</text:span> vs. Team <text:bookmark text:name="MathJax-Element-19-Frame"/><text:bookmark text:name="MathJax-Span-120"/><text:bookmark text:name="MathJax-Span-121"/><text:bookmark text:name="MathJax-Span-122"/><text:span text:style-name="T5">4</text:span><text:span text:style-name="T3">4</text:span>: <text:bookmark text:name="MathJax-Element-20-Frame"/><text:bookmark text:name="MathJax-Span-123"/><text:bookmark text:name="MathJax-Span-124"/><text:bookmark text:name="MathJax-Span-125"/><text:span text:style-name="T5">3</text:span><text:bookmark text:name="MathJax-Span-126"/><text:span text:style-name="T4">−</text:span><text:bookmark text:name="MathJax-Span-127"/><text:span text:style-name="T5">2</text:span><text:span text:style-name="T3">3−2</text:span></text:p>
        </text:list-item>
        <text:list-item>
          <text:p text:style-name="P10">Team <text:bookmark text:name="MathJax-Element-21-Frame"/><text:bookmark text:name="MathJax-Span-128"/><text:bookmark text:name="MathJax-Span-129"/><text:bookmark text:name="MathJax-Span-130"/><text:span text:style-name="T5">2</text:span><text:span text:style-name="T3">2</text:span> vs. Team <text:bookmark text:name="MathJax-Element-22-Frame"/><text:bookmark text:name="MathJax-Span-131"/><text:bookmark text:name="MathJax-Span-132"/><text:bookmark text:name="MathJax-Span-133"/><text:span text:style-name="T5">3</text:span><text:span text:style-name="T3">3</text:span>: <text:bookmark text:name="MathJax-Element-23-Frame"/><text:bookmark text:name="MathJax-Span-134"/><text:bookmark text:name="MathJax-Span-135"/><text:bookmark text:name="MathJax-Span-136"/><text:span text:style-name="T5">1</text:span><text:bookmark text:name="MathJax-Span-137"/><text:span text:style-name="T4">−</text:span><text:bookmark text:name="MathJax-Span-138"/><text:span text:style-name="T5">4</text:span><text:span text:style-name="T3">1−4</text:span></text:p>
        </text:list-item>
        <text:list-item>
          <text:p text:style-name="P10">Team <text:bookmark text:name="MathJax-Element-24-Frame"/><text:bookmark text:name="MathJax-Span-139"/><text:bookmark text:name="MathJax-Span-140"/><text:bookmark text:name="MathJax-Span-141"/><text:span text:style-name="T5">2</text:span><text:span text:style-name="T3">2</text:span> vs. Team <text:bookmark text:name="MathJax-Element-25-Frame"/><text:bookmark text:name="MathJax-Span-142"/><text:bookmark text:name="MathJax-Span-143"/><text:bookmark text:name="MathJax-Span-144"/><text:span text:style-name="T5">4</text:span><text:span text:style-name="T3">4</text:span>: <text:bookmark text:name="MathJax-Element-26-Frame"/><text:bookmark text:name="MathJax-Span-145"/><text:bookmark text:name="MathJax-Span-146"/><text:bookmark text:name="MathJax-Span-147"/><text:span text:style-name="T5">1</text:span><text:bookmark text:name="MathJax-Span-148"/><text:span text:style-name="T4">−</text:span><text:bookmark text:name="MathJax-Span-149"/><text:span text:style-name="T5">3</text:span><text:span text:style-name="T3">1−3</text:span></text:p>
        </text:list-item>
        <text:list-item>
          <text:p text:style-name="P10">Team <text:bookmark text:name="MathJax-Element-27-Frame"/><text:bookmark text:name="MathJax-Span-150"/><text:bookmark text:name="MathJax-Span-151"/><text:bookmark text:name="MathJax-Span-152"/><text:span text:style-name="T5">3</text:span><text:span text:style-name="T3">3</text:span> vs. Team <text:bookmark text:name="MathJax-Element-28-Frame"/><text:bookmark text:name="MathJax-Span-153"/><text:bookmark text:name="MathJax-Span-154"/><text:bookmark text:name="MathJax-Span-155"/><text:span text:style-name="T5">4</text:span><text:span text:style-name="T3">4</text:span>: <text:bookmark text:name="MathJax-Element-29-Frame"/><text:bookmark text:name="MathJax-Span-156"/><text:bookmark text:name="MathJax-Span-157"/><text:bookmark text:name="MathJax-Span-158"/><text:span text:style-name="T5">5</text:span><text:bookmark text:name="MathJax-Span-159"/><text:span text:style-name="T4">−</text:span><text:bookmark text:name="MathJax-Span-160"/><text:span text:style-name="T5">0</text:span><text:span text:style-name="T3">5−0</text:span></text:p>
        </text:list-item>
      </text:list>
      <text:p text:style-name="P12">The efficiency of each team is:</text:p>
      <text:list xml:id="list3274405232" text:style-name="L2">
        <text:list-item>
          <text:p text:style-name="P11">Team <text:bookmark text:name="MathJax-Element-30-Frame"/><text:bookmark text:name="MathJax-Span-161"/><text:bookmark text:name="MathJax-Span-162"/><text:bookmark text:name="MathJax-Span-163"/><text:span text:style-name="T5">1</text:span><text:span text:style-name="T3">1</text:span>: <text:bookmark text:name="MathJax-Element-31-Frame"/><text:bookmark text:name="MathJax-Span-164"/><text:bookmark text:name="MathJax-Span-165"/><text:bookmark text:name="MathJax-Span-166"/><text:span text:style-name="T5">(</text:span><text:bookmark text:name="MathJax-Span-167"/><text:span text:style-name="T5">1</text:span><text:bookmark text:name="MathJax-Span-168"/><text:span text:style-name="T5">+</text:span><text:bookmark text:name="MathJax-Span-169"/><text:span text:style-name="T5">3</text:span><text:bookmark text:name="MathJax-Span-170"/><text:span text:style-name="T5">+</text:span><text:bookmark text:name="MathJax-Span-171"/><text:span text:style-name="T5">3</text:span><text:bookmark text:name="MathJax-Span-172"/><text:span text:style-name="T5">)</text:span><text:bookmark text:name="MathJax-Span-173"/><text:span text:style-name="T4">−</text:span><text:bookmark text:name="MathJax-Span-174"/><text:span text:style-name="T5">(</text:span><text:bookmark text:name="MathJax-Span-175"/><text:span text:style-name="T5">2</text:span><text:bookmark text:name="MathJax-Span-176"/><text:span text:style-name="T5">+</text:span><text:bookmark text:name="MathJax-Span-177"/><text:span text:style-name="T5">0</text:span><text:bookmark text:name="MathJax-Span-178"/><text:span text:style-name="T5">+</text:span><text:bookmark text:name="MathJax-Span-179"/><text:span text:style-name="T5">2</text:span><text:bookmark text:name="MathJax-Span-180"/><text:span text:style-name="T5">)</text:span><text:bookmark text:name="MathJax-Span-181"/><text:span text:style-name="T5">=</text:span><text:bookmark text:name="MathJax-Span-182"/><text:span text:style-name="T5">7</text:span><text:bookmark text:name="MathJax-Span-183"/><text:span text:style-name="T4">−</text:span><text:bookmark text:name="MathJax-Span-184"/><text:span text:style-name="T5">4</text:span><text:bookmark text:name="MathJax-Span-185"/><text:span text:style-name="T5">=</text:span><text:bookmark text:name="MathJax-Span-186"/><text:span text:style-name="T5">3</text:span><text:span text:style-name="T3">(1+3+3)−(2+0+2)=7−4=3</text:span></text:p>
        </text:list-item>
        <text:list-item>
          <text:p text:style-name="P11">Team <text:bookmark text:name="MathJax-Element-32-Frame"/><text:bookmark text:name="MathJax-Span-187"/><text:bookmark text:name="MathJax-Span-188"/><text:bookmark text:name="MathJax-Span-189"/><text:span text:style-name="T5">2</text:span><text:span text:style-name="T3">2</text:span>: <text:bookmark text:name="MathJax-Element-33-Frame"/><text:bookmark text:name="MathJax-Span-190"/><text:bookmark text:name="MathJax-Span-191"/><text:bookmark text:name="MathJax-Span-192"/><text:span text:style-name="T5">(</text:span><text:bookmark text:name="MathJax-Span-193"/><text:span text:style-name="T5">2</text:span><text:bookmark text:name="MathJax-Span-194"/><text:span text:style-name="T5">+</text:span><text:bookmark text:name="MathJax-Span-195"/><text:span text:style-name="T5">1</text:span><text:bookmark text:name="MathJax-Span-196"/><text:span text:style-name="T5">+</text:span><text:bookmark text:name="MathJax-Span-197"/><text:span text:style-name="T5">1</text:span><text:bookmark text:name="MathJax-Span-198"/><text:span text:style-name="T5">)</text:span><text:bookmark text:name="MathJax-Span-199"/><text:span text:style-name="T4">−</text:span><text:bookmark text:name="MathJax-Span-200"/><text:span text:style-name="T5">(</text:span><text:bookmark text:name="MathJax-Span-201"/><text:span text:style-name="T5">1</text:span><text:bookmark text:name="MathJax-Span-202"/><text:span text:style-name="T5">+</text:span><text:bookmark text:name="MathJax-Span-203"/><text:span text:style-name="T5">4</text:span><text:bookmark text:name="MathJax-Span-204"/><text:span text:style-name="T5">+</text:span><text:bookmark text:name="MathJax-Span-205"/><text:span text:style-name="T5">3</text:span><text:bookmark text:name="MathJax-Span-206"/><text:span text:style-name="T5">)</text:span><text:bookmark text:name="MathJax-Span-207"/><text:span text:style-name="T5">=</text:span><text:bookmark text:name="MathJax-Span-208"/><text:span text:style-name="T5">4</text:span><text:bookmark text:name="MathJax-Span-209"/><text:span text:style-name="T4">−</text:span><text:bookmark text:name="MathJax-Span-210"/><text:span text:style-name="T5">8</text:span><text:bookmark text:name="MathJax-Span-211"/><text:span text:style-name="T5">=</text:span><text:bookmark text:name="MathJax-Span-212"/><text:span text:style-name="T4">−</text:span><text:bookmark text:name="MathJax-Span-213"/><text:span text:style-name="T5">4</text:span><text:span text:style-name="T3">(2+1+1)−(1+4+3)=4−8=−4</text:span></text:p>
        </text:list-item>
        <text:list-item>
          <text:p text:style-name="P11">Team <text:bookmark text:name="MathJax-Element-34-Frame"/><text:bookmark text:name="MathJax-Span-214"/><text:bookmark text:name="MathJax-Span-215"/><text:bookmark text:name="MathJax-Span-216"/><text:span text:style-name="T5">3</text:span><text:span text:style-name="T3">3</text:span>: <text:bookmark text:name="MathJax-Element-35-Frame"/><text:bookmark text:name="MathJax-Span-217"/><text:bookmark text:name="MathJax-Span-218"/><text:bookmark text:name="MathJax-Span-219"/><text:span text:style-name="T5">(</text:span><text:bookmark text:name="MathJax-Span-220"/><text:span text:style-name="T5">0</text:span><text:bookmark text:name="MathJax-Span-221"/><text:span text:style-name="T5">+</text:span><text:bookmark text:name="MathJax-Span-222"/><text:span text:style-name="T5">4</text:span><text:bookmark text:name="MathJax-Span-223"/><text:span text:style-name="T5">+</text:span><text:bookmark text:name="MathJax-Span-224"/><text:span text:style-name="T5">5</text:span><text:bookmark text:name="MathJax-Span-225"/><text:span text:style-name="T5">)</text:span><text:bookmark text:name="MathJax-Span-226"/><text:span text:style-name="T4">−</text:span><text:bookmark text:name="MathJax-Span-227"/><text:span text:style-name="T5">(</text:span><text:bookmark text:name="MathJax-Span-228"/><text:span text:style-name="T5">3</text:span><text:bookmark text:name="MathJax-Span-229"/><text:span text:style-name="T5">+</text:span><text:bookmark text:name="MathJax-Span-230"/><text:span text:style-name="T5">1</text:span><text:bookmark text:name="MathJax-Span-231"/><text:span text:style-name="T5">+</text:span><text:bookmark text:name="MathJax-Span-232"/><text:span text:style-name="T5">0</text:span><text:bookmark text:name="MathJax-Span-233"/><text:span text:style-name="T5">)</text:span><text:bookmark text:name="MathJax-Span-234"/><text:span text:style-name="T5">=</text:span><text:bookmark text:name="MathJax-Span-235"/><text:span text:style-name="T5">9</text:span><text:bookmark text:name="MathJax-Span-236"/><text:span text:style-name="T4">−</text:span><text:bookmark text:name="MathJax-Span-237"/><text:span text:style-name="T5">4</text:span><text:bookmark text:name="MathJax-Span-238"/><text:span text:style-name="T5">=</text:span><text:bookmark text:name="MathJax-Span-239"/><text:span text:style-name="T5">5</text:span><text:span text:style-name="T3">(0+4+5)−(3+1+0)=9−4=5</text:span></text:p>
        </text:list-item>
        <text:list-item>
          <text:p text:style-name="P11">Team <text:bookmark text:name="MathJax-Element-36-Frame"/><text:bookmark text:name="MathJax-Span-240"/><text:bookmark text:name="MathJax-Span-241"/><text:bookmark text:name="MathJax-Span-242"/><text:span text:style-name="T5">4</text:span><text:span text:style-name="T3">4</text:span>: <text:bookmark text:name="MathJax-Element-37-Frame"/><text:bookmark text:name="MathJax-Span-243"/><text:bookmark text:name="MathJax-Span-244"/><text:bookmark text:name="MathJax-Span-245"/><text:span text:style-name="T5">(</text:span><text:bookmark text:name="MathJax-Span-246"/><text:span text:style-name="T5">2</text:span><text:bookmark text:name="MathJax-Span-247"/><text:span text:style-name="T5">+</text:span><text:bookmark text:name="MathJax-Span-248"/><text:span text:style-name="T5">3</text:span><text:bookmark text:name="MathJax-Span-249"/><text:span text:style-name="T5">+</text:span><text:bookmark text:name="MathJax-Span-250"/><text:span text:style-name="T5">0</text:span><text:bookmark text:name="MathJax-Span-251"/><text:span text:style-name="T5">)</text:span><text:bookmark text:name="MathJax-Span-252"/><text:span text:style-name="T4">−</text:span><text:bookmark text:name="MathJax-Span-253"/><text:span text:style-name="T5">(</text:span><text:bookmark text:name="MathJax-Span-254"/><text:span text:style-name="T5">3</text:span><text:bookmark text:name="MathJax-Span-255"/><text:span text:style-name="T5">+</text:span><text:bookmark text:name="MathJax-Span-256"/><text:span text:style-name="T5">1</text:span><text:bookmark text:name="MathJax-Span-257"/><text:span text:style-name="T5">+</text:span><text:bookmark text:name="MathJax-Span-258"/><text:span text:style-name="T5">5</text:span><text:bookmark text:name="MathJax-Span-259"/><text:span text:style-name="T5">)</text:span><text:bookmark text:name="MathJax-Span-260"/><text:span text:style-name="T5">=</text:span><text:bookmark text:name="MathJax-Span-261"/><text:span text:style-name="T5">5</text:span><text:bookmark text:name="MathJax-Span-262"/><text:span text:style-name="T4">−</text:span><text:bookmark text:name="MathJax-Span-263"/><text:span text:style-name="T5">9</text:span><text:bookmark text:name="MathJax-Span-264"/><text:span text:style-name="T5">=</text:span><text:bookmark text:name="MathJax-Span-265"/><text:span text:style-name="T4">−</text:span><text:bookmark text:name="MathJax-Span-266"/><text:span text:style-name="T5">4</text:span><text:span text:style-name="T3">(2+3+0)−(3+1+5)=5−9=−4</text:span></text:p>
        </text:list-item>
      </text:list>
      <text:p text:style-name="P9">Therefore, the efficiency of the missing team (team <text:bookmark text:name="MathJax-Element-38-Frame"/><text:bookmark text:name="MathJax-Span-267"/><text:bookmark text:name="MathJax-Span-268"/><text:bookmark text:name="MathJax-Span-269"/><text:span text:style-name="T5">4</text:span><text:span text:style-name="T3">4</text:span>) is <text:bookmark text:name="MathJax-Element-39-Frame"/><text:bookmark text:name="MathJax-Span-270"/><text:bookmark text:name="MathJax-Span-271"/><text:bookmark text:name="MathJax-Span-272"/><text:span text:style-name="T3">−</text:span><text:bookmark text:name="MathJax-Span-273"/><text:span text:style-name="T5">4</text:span><text:span text:style-name="T3">−4</text:span>.</text:p>
      <text:p text:style-name="P9">It can be shown that any possible tournament of <text:bookmark text:name="MathJax-Element-40-Frame"/><text:bookmark text:name="MathJax-Span-274"/><text:bookmark text:name="MathJax-Span-275"/><text:bookmark text:name="MathJax-Span-276"/><text:span text:style-name="T5">4</text:span><text:span text:style-name="T3">4</text:span> teams that has the efficiency of <text:bookmark text:name="MathJax-Element-41-Frame"/><text:bookmark text:name="MathJax-Span-277"/><text:bookmark text:name="MathJax-Span-278"/><text:bookmark text:name="MathJax-Span-279"/><text:span text:style-name="T5">3</text:span><text:span text:style-name="T3">3</text:span> teams be <text:bookmark text:name="MathJax-Element-42-Frame"/><text:bookmark text:name="MathJax-Span-280"/><text:bookmark text:name="MathJax-Span-281"/><text:bookmark text:name="MathJax-Span-282"/><text:span text:style-name="T5">3</text:span><text:span text:style-name="T3">3</text:span>, <text:bookmark text:name="MathJax-Element-43-Frame"/><text:bookmark text:name="MathJax-Span-283"/><text:bookmark text:name="MathJax-Span-284"/><text:bookmark text:name="MathJax-Span-285"/><text:span text:style-name="T3">−</text:span><text:bookmark text:name="MathJax-Span-286"/><text:span text:style-name="T5">4</text:span><text:span text:style-name="T3">−4</text:span>, and <text:bookmark text:name="MathJax-Element-44-Frame"/><text:bookmark text:name="MathJax-Span-287"/><text:bookmark text:name="MathJax-Span-288"/><text:bookmark text:name="MathJax-Span-289"/><text:span text:style-name="T5">5</text:span><text:span text:style-name="T3">5</text:span> will always have the efficiency of the <text:bookmark text:name="MathJax-Element-45-Frame"/><text:bookmark text:name="MathJax-Span-290"/><text:bookmark text:name="MathJax-Span-291"/><text:bookmark text:name="MathJax-Span-292"/><text:span text:style-name="T5">4</text:span><text:span text:style-name="T3">4</text:span>-th team be <text:bookmark text:name="MathJax-Element-46-Frame"/><text:bookmark text:name="MathJax-Span-293"/><text:bookmark text:name="MathJax-Span-294"/><text:bookmark text:name="MathJax-Span-295"/><text:span text:style-name="T3">−</text:span><text:bookmark text:name="MathJax-Span-296"/><text:span text:style-name="T5">4</text:span><text:span text:style-name="T3">−4</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lucida console', 'andale mono', 'bitstream vera sans mono', 'courier new', Courier"/>
    <style:font-face style:name="Consolas1" svg:font-family="Consolas, 'lucida console', 'andale mono', 'bitstream vera sans mono', 'courier new', Courier, monospace"/>
    <style:font-face style:name="Liberation Mono" svg:font-family="'Liberation Mono'" style:font-family-generic="modern" style:font-pitch="fixed"/>
    <style:font-face style:name="Liberation Serif" svg:font-family="'Liberation Serif'" style:font-family-generic="roman" style:font-pitch="variable"/>
    <style:font-face style:name="MathJax Main" svg:font-family="'MathJax Main'"/>
    <style:font-face style:name="MathJax Math-italic" svg:font-family="'MathJax Math-italic'"/>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helvetica neue" svg:font-family="'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0-08T06:08:13.835000000</dc:date>
    <meta:editing-duration>PT8S</meta:editing-duration>
    <meta:editing-cycles>1</meta:editing-cycles>
    <meta:document-statistic meta:table-count="0" meta:image-count="0" meta:object-count="0" meta:page-count="1" meta:paragraph-count="44" meta:word-count="370" meta:character-count="2155" meta:non-whitespace-character-count="1836"/>
    <meta:generator>LibreOffice/7.2.2.2$Windows_X86_64 LibreOffice_project/02b2acce88a210515b4a5bb2e46cbfb63fe97d56</meta:generator>
  </office:meta>
</office:document-meta>
</file>